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999999" draw:fill="gradient" draw:fill-color="#ff0000" draw:fill-gradient-name="Gradient_20_2" draw:gradient-step-count="64" draw:textarea-horizontal-align="justify" draw:textarea-vertical-align="middle" draw:auto-grow-height="false" fo:min-height="5.408cm" fo:min-width="5.158cm"/>
    </style:style>
    <style:style style:name="P1" style:family="paragraph">
      <style:paragraph-properties fo:text-align="center"/>
      <style:text-properties fo:color="#ffffff" style:font-name="Liberation Sans1" fo:font-style="italic" fo:font-weight="bold" style:font-style-asian="italic" style:font-weight-asian="bold" style:font-style-complex="italic" style:font-weight-complex="bold"/>
    </style:style>
    <style:style style:name="P2" style:family="paragraph">
      <loext:graphic-properties draw:fill="gradient" draw:fill-color="#ff0000" draw:fill-gradient-name="Gradient_20_2" draw:gradient-step-count="64"/>
      <style:paragraph-properties fo:text-align="center"/>
      <style:text-properties fo:color="#ffffff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1" style:family="text">
      <style:text-properties fo:color="#ffffff" style:font-name="Liberation Mono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8cm" svg:x="6.5cm" svg:y="10.85cm">
          <text:p text:style-name="P1"><text:span text:style-name="T1">H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d3333" draw:end-color="#873636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d33000" draw:end-color="#873636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999999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19:02:35.208561605</meta:creation-date>
    <dc:date>2020-03-14T19:10:44.595050896</dc:date>
    <meta:editing-duration>PT8M15S</meta:editing-duration>
    <meta:editing-cycles>5</meta:editing-cycles>
    <meta:generator>LibreOffice/6.1.5.2$Linux_X86_64 LibreOffice_project/10$Build-2</meta:generator>
    <meta:document-statistic meta:object-count="1"/>
  </office:meta>
</office:document-meta>
</file>